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mul" table:style-name="ta1">
        <table:shapes>
          <draw:frame draw:z-index="0" draw:style-name="gr1" draw:text-style-name="P1" svg:width="15.999cm" svg:height="8.999cm" svg:x="13.962cm" svg:y="5.253cm">
            <draw:object draw:notify-on-update-of-ranges="results_mul.A11:results_mul.A18 results_mul.A10:results_mul.A10 results_mul.C11:results_mul.C18 results_mul.A19:results_mul.A19 results_mul.C20:results_mul.C27 results_mul.A28:results_mul.A28 results_mul.D29:results_mul.D36 results_mul.A37:results_mul.A37 results_mul.D38:results_mu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7cm" svg:height="9.006cm" svg:x="22.085cm" svg:y="15.679cm">
            <draw:object draw:notify-on-update-of-ranges="results_mul.G39:results_mul.G43 results_mul.J38:results_mul.J38 results_mul.J39:results_mul.J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 table:number-columns-repeated="7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 table:number-columns-repeated="7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 table:number-columns-repeated="7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 table:number-columns-repeated="7"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 table:number-columns-repeated="7"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 table:number-columns-repeated="7"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 table:number-columns-repeated="7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 table:number-columns-repeated="7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 table:number-columns-repeated="7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 table:number-columns-repeated="7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 table:number-columns-repeated="7"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 table:number-columns-repeated="7"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 table:number-columns-repeated="7"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 table:number-columns-repeated="7"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6"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6"/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6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6"/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6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6"/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6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  <table:table-cell table:number-columns-repeated="2"/>
          <table:table-cell table:style-name="ce16" office:value-type="string" calcext:value-type="string">
            <text:p>eficiency</text:p>
          </table:table-cell>
          <table:table-cell table:number-columns-repeated="3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  <table:table-cell table:number-columns-repeated="2"/>
          <table:table-cell table:style-name="ce14" office:value-type="string" calcext:value-type="string">
            <text:p>threads 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GFLOP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5.03204" calcext:value-type="float">
            <text:p>5,03204</text:p>
          </table:table-cell>
          <table:table-cell table:style-name="ce15" office:value-type="float" office:value="0.426762" calcext:value-type="float">
            <text:p>0,426762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20.2781" calcext:value-type="float">
            <text:p>20,2781</text:p>
          </table:table-cell>
          <table:table-cell table:style-name="ce15" office:value-type="float" office:value="0.847212" calcext:value-type="float">
            <text:p>0,847212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4096" calcext:value-type="float">
            <text:p>4096</text:p>
          </table:table-cell>
          <table:table-cell table:style-name="ce15" office:value-type="float" office:value="83.8355" calcext:value-type="float">
            <text:p>83,8355</text:p>
          </table:table-cell>
          <table:table-cell table:style-name="ce15" office:value-type="float" office:value="1.63939" calcext:value-type="float">
            <text:p>1,63939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5120" calcext:value-type="float">
            <text:p>5120</text:p>
          </table:table-cell>
          <table:table-cell table:style-name="ce15" office:value-type="float" office:value="131.87" calcext:value-type="float">
            <text:p>131,87</text:p>
          </table:table-cell>
          <table:table-cell table:style-name="ce15" office:value-type="float" office:value="2.0356" calcext:value-type="float">
            <text:p>2,035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144" calcext:value-type="float">
            <text:p>6144</text:p>
          </table:table-cell>
          <table:table-cell table:style-name="ce15" office:value-type="float" office:value="180.381" calcext:value-type="float">
            <text:p>180,381</text:p>
          </table:table-cell>
          <table:table-cell table:style-name="ce15" office:value-type="float" office:value="2.57154" calcext:value-type="float">
            <text:p>2,57154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  <table:table-cell table:number-columns-repeated="6"/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  <table:table-cell table:number-columns-repeated="6"/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table table:name="results_LU" table:style-name="ta1">
        <table:shapes>
          <draw:frame draw:z-index="0" draw:style-name="gr1" draw:text-style-name="P1" svg:width="15.999cm" svg:height="8.999cm" svg:x="11.717cm" svg:y="8.937cm">
            <draw:object draw:notify-on-update-of-ranges="results_LU.A29:results_LU.A36 results_LU.A46:results_LU.A46 results_LU.C47:results_LU.C54 results_mul.A28:results_mul.A28 results_LU.C29:results_LU.C36 results_mul.A37:results_mul.A37 results_LU.C38:results_LU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 table:number-rows-repeated="27">
          <table:table-cell table:number-columns-repeated="3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2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0.265035" calcext:value-type="float">
            <text:p>0,265035</text:p>
          </table:table-cell>
          <table:table-cell table:style-name="ce8" office:value-type="float" office:value="8.10265" calcext:value-type="float">
            <text:p>8,10265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4.62945" calcext:value-type="float">
            <text:p>4,62945</text:p>
          </table:table-cell>
          <table:table-cell table:style-name="ce8" office:value-type="float" office:value="3.71099" calcext:value-type="float">
            <text:p>3,71099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11" office:value-type="float" office:value="15.1252" calcext:value-type="float">
            <text:p>15,1252</text:p>
          </table:table-cell>
          <table:table-cell table:style-name="ce8" office:value-type="float" office:value="3.83349" calcext:value-type="float">
            <text:p>3,83349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35.7279" calcext:value-type="float">
            <text:p>35,7279</text:p>
          </table:table-cell>
          <table:table-cell table:style-name="ce8" office:value-type="float" office:value="3.84682" calcext:value-type="float">
            <text:p>3,84682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11" office:value-type="float" office:value="69.0606" calcext:value-type="float">
            <text:p>69,0606</text:p>
          </table:table-cell>
          <table:table-cell table:style-name="ce8" office:value-type="float" office:value="3.88696" calcext:value-type="float">
            <text:p>3,88696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11" office:value-type="float" office:value="118.688" calcext:value-type="float">
            <text:p>118,688</text:p>
          </table:table-cell>
          <table:table-cell table:style-name="ce8" office:value-type="float" office:value="3.90818" calcext:value-type="float">
            <text:p>3,90818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11" office:value-type="float" office:value="179.702" calcext:value-type="float">
            <text:p>179,702</text:p>
          </table:table-cell>
          <table:table-cell table:style-name="ce8" office:value-type="float" office:value="3.72575" calcext:value-type="float">
            <text:p>3,72575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11" office:value-type="float" office:value="271.596" calcext:value-type="float">
            <text:p>271,596</text:p>
          </table:table-cell>
          <table:table-cell table:style-name="ce8" office:value-type="float" office:value="3.77067" calcext:value-type="float">
            <text:p>3,77067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331547" calcext:value-type="float">
            <text:p>0,331547</text:p>
          </table:table-cell>
          <table:table-cell table:style-name="ce10" office:value-type="float" office:value="30.1515" calcext:value-type="float">
            <text:p>30,1515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2" office:value-type="float" office:value="4.93907" calcext:value-type="float">
            <text:p>4,93907</text:p>
          </table:table-cell>
          <table:table-cell table:style-name="ce10" office:value-type="float" office:value="9.46247" calcext:value-type="float">
            <text:p>9,46247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2" office:value-type="float" office:value="16.2685" calcext:value-type="float">
            <text:p>16,2685</text:p>
          </table:table-cell>
          <table:table-cell table:style-name="ce10" office:value-type="float" office:value="6.23145" calcext:value-type="float">
            <text:p>6,23145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2" office:value-type="float" office:value="37.2674" calcext:value-type="float">
            <text:p>37,2674</text:p>
          </table:table-cell>
          <table:table-cell table:style-name="ce10" office:value-type="float" office:value="5.96772" calcext:value-type="float">
            <text:p>5,9677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2" office:value-type="float" office:value="72.3223" calcext:value-type="float">
            <text:p>72,3223</text:p>
          </table:table-cell>
          <table:table-cell table:style-name="ce10" office:value-type="float" office:value="6.00846" calcext:value-type="float">
            <text:p>6,0084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2" office:value-type="float" office:value="128.994" calcext:value-type="float">
            <text:p>128,994</text:p>
          </table:table-cell>
          <table:table-cell table:style-name="ce10" office:value-type="float" office:value="6.2886" calcext:value-type="float">
            <text:p>6,2886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2" office:value-type="float" office:value="208.475" calcext:value-type="float">
            <text:p>208,475</text:p>
          </table:table-cell>
          <table:table-cell table:style-name="ce10" office:value-type="float" office:value="6.31199" calcext:value-type="float">
            <text:p>6,31199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2" office:value-type="float" office:value="311.356" calcext:value-type="float">
            <text:p>311,356</text:p>
          </table:table-cell>
          <table:table-cell table:style-name="ce10" office:value-type="float" office:value="6.30938" calcext:value-type="float">
            <text:p>6,30938</text:p>
          </table:table-cell>
        </table:table-row>
        <table:table-row table:style-name="ro1">
          <table:table-cell table:style-name="ce10" office:value-type="string" calcext:value-type="string">
            <text:p>Shared OpenMP CPU</text:p>
          </table:table-cell>
          <table:table-cell table:style-name="ce10" table:number-columns-repeated="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80885" calcext:value-type="float">
            <text:p>0,80885</text:p>
          </table:table-cell>
          <table:table-cell table:style-name="ce10" office:value-type="float" office:value="26.5498" calcext:value-type="float">
            <text:p>26,5498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2" office:value-type="float" office:value="0.609485" calcext:value-type="float">
            <text:p>0,609485</text:p>
          </table:table-cell>
          <table:table-cell table:style-name="ce10" office:value-type="float" office:value="28.1875" calcext:value-type="float">
            <text:p>28,1875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2" office:value-type="float" office:value="2.24835" calcext:value-type="float">
            <text:p>2,24835</text:p>
          </table:table-cell>
          <table:table-cell table:style-name="ce10" office:value-type="float" office:value="25.788" calcext:value-type="float">
            <text:p>25,788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2" office:value-type="float" office:value="5.56068" calcext:value-type="float">
            <text:p>5,56068</text:p>
          </table:table-cell>
          <table:table-cell table:style-name="ce10" office:value-type="float" office:value="24.7162" calcext:value-type="float">
            <text:p>24,716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2" office:value-type="float" office:value="14.8977" calcext:value-type="float">
            <text:p>14,8977</text:p>
          </table:table-cell>
          <table:table-cell table:style-name="ce10" office:value-type="float" office:value="18.0185" calcext:value-type="float">
            <text:p>18,0185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2" office:value-type="float" office:value="57.7711" calcext:value-type="float">
            <text:p>57,7711</text:p>
          </table:table-cell>
          <table:table-cell table:style-name="ce10" office:value-type="float" office:value="8.02921" calcext:value-type="float">
            <text:p>8,02921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2" office:value-type="float" office:value="94.7303" calcext:value-type="float">
            <text:p>94,7303</text:p>
          </table:table-cell>
          <table:table-cell table:style-name="ce10" office:value-type="float" office:value="7.77562" calcext:value-type="float">
            <text:p>7,77562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2" office:value-type="float" office:value="93.905" calcext:value-type="float">
            <text:p>93,905</text:p>
          </table:table-cell>
          <table:table-cell table:style-name="ce10" office:value-type="float" office:value="11.7088" calcext:value-type="float">
            <text:p>11,7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-00-0000</text:date>, <text:time style:data-style-name="N2" text:time-value="22:52:31.85946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2T22:55:17.553968248</dc:date>
    <meta:editing-duration>PT2H35M21S</meta:editing-duration>
    <meta:editing-cycles>13</meta:editing-cycles>
    <meta:generator>LibreOffice/6.4.6.2$Linux_X86_64 LibreOffice_project/40$Build-2</meta:generator>
    <meta:document-statistic meta:table-count="3" meta:cell-count="277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mul.A10:results_mul.A19 results_mul.C11:results_mul.C18 results_mul.C20:results_mul.C27 results_mul.A28:results_mul.A28 results_mul.D29:results_mul.D36 results_mul.A37:results_mul.A37 results_mul.D38:results_mul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mul.A11:results_mul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mul.C11:results_mul.C18" chart:label-cell-address="results_mul.A10:results_mul.A10" chart:class="chart:line">
            <chart:data-point chart:repeated="8"/>
          </chart:series>
          <chart:series chart:style-name="ch11" chart:values-cell-range-address="results_mul.C20:results_mul.C27" chart:label-cell-address="results_mul.A19:results_mul.A19" chart:class="chart:line">
            <chart:data-point chart:repeated="8"/>
          </chart:series>
          <chart:series chart:style-name="ch12" chart:values-cell-range-address="results_mul.D29:results_mul.D36" chart:label-cell-address="results_mul.A28:results_mul.A28" chart:class="chart:line">
            <chart:data-point chart:repeated="8"/>
          </chart:series>
          <chart:series chart:style-name="ch13" chart:values-cell-range-address="results_mul.D38:results_mul.D45" chart:label-cell-address="results_mul.A37:results_mul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_mul.A10:results_mul.A10</svg:desc>
                </draw:g>
              </table:table-cell>
              <table:table-cell office:value-type="string">
                <text:p>DPC++ CPU</text:p>
                <draw:g>
                  <svg:desc>results_mul.A19:results_mul.A19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mul.A11:results_mul.A18</svg:desc>
                </draw:g>
              </table:table-cell>
              <table:table-cell office:value-type="float" office:value="2.57484">
                <text:p>2.57484</text:p>
                <draw:g>
                  <svg:desc>results_mul.C11:results_mul.C18</svg:desc>
                </draw:g>
              </table:table-cell>
              <table:table-cell office:value-type="float" office:value="5.35197">
                <text:p>5.35197</text:p>
                <draw:g>
                  <svg:desc>results_mul.C20:results_mul.C27</svg:desc>
                </draw:g>
              </table:table-cell>
              <table:table-cell office:value-type="float" office:value="0.832894">
                <text:p>0.832894</text:p>
                <draw:g>
                  <svg:desc>results_mul.D29:results_mul.D36</svg:desc>
                </draw:g>
              </table:table-cell>
              <table:table-cell office:value-type="float" office:value="1.17848">
                <text:p>1.17848</text:p>
                <draw:g>
                  <svg:desc>results_mul.D38:results_mul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LU.A29:results_LU.A36 results_LU.A46:results_LU.A46 results_LU.C47:results_LU.C54 results_mul.A28:results_mul.A28 results_LU.C29:results_LU.C36 results_mul.A37:results_mul.A37 results_LU.C38:results_LU.C45" chart:data-source-has-labels="both" svg:x="1.331cm" svg:y="2.138cm" svg:width="9.645cm" svg:height="5.701cm">
          <chartooo:coordinate-region svg:x="1.952cm" svg:y="2.337cm" svg:width="8.652cm" svg:height="4.855cm"/>
          <chart:axis chart:dimension="x" chart:name="primary-x" chart:style-name="ch6" chartooo:axis-type="auto">
            <chartooo:date-scale/>
            <chart:title svg:x="4.707cm" svg:y="8.019cm" chart:style-name="ch7">
              <text:p>Tamanho da matriz</text:p>
            </chart:title>
            <chart:categories table:cell-range-address="results_LU.A29:results_LU.A36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LU.C47:results_LU.C54" chart:label-cell-address="results_LU.A46:results_LU.A46" chart:class="chart:line">
            <chart:data-point chart:repeated="8"/>
          </chart:series>
          <chart:series chart:style-name="ch11" chart:values-cell-range-address="results_LU.C29:results_LU.C36" chart:label-cell-address="results_mul.A28:results_mul.A28" chart:class="chart:line">
            <chart:data-point chart:repeated="8"/>
          </chart:series>
          <chart:series chart:style-name="ch12" chart:values-cell-range-address="results_LU.C38:results_LU.C45" chart:label-cell-address="results_mul.A37:results_mul.A3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ared OpenMP CPU</text:p>
                <draw:g>
                  <svg:desc>results_LU.A46:results_LU.A46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LU.A29:results_LU.A36</svg:desc>
                </draw:g>
              </table:table-cell>
              <table:table-cell office:value-type="float" office:value="26.5498">
                <text:p>26.5498</text:p>
                <draw:g>
                  <svg:desc>results_LU.C47:results_LU.C54</svg:desc>
                </draw:g>
              </table:table-cell>
              <table:table-cell office:value-type="float" office:value="8.10265">
                <text:p>8.10265</text:p>
                <draw:g>
                  <svg:desc>results_LU.C29:results_LU.C36</svg:desc>
                </draw:g>
              </table:table-cell>
              <table:table-cell office:value-type="float" office:value="30.1515">
                <text:p>30.1515</text:p>
                <draw:g>
                  <svg:desc>results_LU.C38:results_LU.C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.1875">
                <text:p>28.1875</text:p>
              </table:table-cell>
              <table:table-cell office:value-type="float" office:value="3.71099">
                <text:p>3.71099</text:p>
              </table:table-cell>
              <table:table-cell office:value-type="float" office:value="9.46247">
                <text:p>9.46247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5.788">
                <text:p>25.788</text:p>
              </table:table-cell>
              <table:table-cell office:value-type="float" office:value="3.83349">
                <text:p>3.83349</text:p>
              </table:table-cell>
              <table:table-cell office:value-type="float" office:value="6.23145">
                <text:p>6.2314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4.7162">
                <text:p>24.7162</text:p>
              </table:table-cell>
              <table:table-cell office:value-type="float" office:value="3.84682">
                <text:p>3.84682</text:p>
              </table:table-cell>
              <table:table-cell office:value-type="float" office:value="5.96772">
                <text:p>5.9677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8.0185">
                <text:p>18.0185</text:p>
              </table:table-cell>
              <table:table-cell office:value-type="float" office:value="3.88696">
                <text:p>3.88696</text:p>
              </table:table-cell>
              <table:table-cell office:value-type="float" office:value="6.00846">
                <text:p>6.00846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8.02921">
                <text:p>8.02921</text:p>
              </table:table-cell>
              <table:table-cell office:value-type="float" office:value="3.90818">
                <text:p>3.90818</text:p>
              </table:table-cell>
              <table:table-cell office:value-type="float" office:value="6.2886">
                <text:p>6.2886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7.77562">
                <text:p>7.77562</text:p>
              </table:table-cell>
              <table:table-cell office:value-type="float" office:value="3.72575">
                <text:p>3.72575</text:p>
              </table:table-cell>
              <table:table-cell office:value-type="float" office:value="6.31199">
                <text:p>6.311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.7088">
                <text:p>11.7088</text:p>
              </table:table-cell>
              <table:table-cell office:value-type="float" office:value="3.77067">
                <text:p>3.77067</text:p>
              </table:table-cell>
              <table:table-cell office:value-type="float" office:value="6.30938">
                <text:p>6.30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4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58cm" svg:height="9.007cm" xlink:href=".." xlink:type="simple" chart:class="chart:line" chart:style-name="ch1">
        <chart:title svg:x="4.796cm" svg:y="0.316cm" chart:style-name="ch2">
          <text:p>Iso-Eficiência</text:p>
        </chart:title>
        <chart:subtitle svg:x="3.037cm" svg:y="1.275cm" chart:style-name="ch3">
          <text:p>Desempenho vs Número de threads</text:p>
        </chart:subtitle>
        <chart:plot-area chart:style-name="ch4" table:cell-range-address="results_mul.G39:results_mul.G43 results_mul.J38:results_mul.J43" chart:data-source-has-labels="both" svg:x="1.26cm" svg:y="2.138cm" svg:width="10.949cm" svg:height="5.708cm">
          <chartooo:coordinate-region svg:x="1.987cm" svg:y="2.337cm" svg:width="10.035cm" svg:height="4.862cm"/>
          <chart:axis chart:dimension="x" chart:name="primary-x" chart:style-name="ch5" chartooo:axis-type="auto">
            <chartooo:date-scale/>
            <chart:title svg:x="4.759cm" svg:y="8.026cm" chart:style-name="ch6">
              <text:p>Número de processadores</text:p>
            </chart:title>
            <chart:categories table:cell-range-address="results_mul.G39:results_mul.G43"/>
          </chart:axis>
          <chart:axis chart:dimension="y" chart:name="primary-y" chart:style-name="ch5">
            <chart:title svg:x="0.451cm" svg:y="6.928cm" chart:style-name="ch7">
              <text:p>Desempenho (GFLOPS/s)</text:p>
            </chart:title>
            <chart:grid chart:style-name="ch8" chart:class="major"/>
          </chart:axis>
          <chart:series chart:style-name="ch9" chart:values-cell-range-address="results_mul.J39:results_mul.J43" chart:label-cell-address="results_mul.J38:results_mul.J3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</text:p>
                <draw:g>
                  <svg:desc>results_mul.J38:results_mul.J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mul.G39:results_mul.G43</svg:desc>
                </draw:g>
              </table:table-cell>
              <table:table-cell office:value-type="float" office:value="0.426762">
                <text:p>0.426762</text:p>
                <draw:g>
                  <svg:desc>results_mul.J39:results_mul.J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7212">
                <text:p>0.847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3939">
                <text:p>1.63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356">
                <text:p>2.03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7154">
                <text:p>2.5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